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31" calcext:value-type="float">
            <text:p>931</text:p>
          </table:table-cell>
          <table:table-cell table:style-name="ce7" table:formula="of:=COUNTIF([.B7:.B999];&quot;X&quot;)" office:value-type="float" office:value="798" calcext:value-type="float">
            <text:p>798</text:p>
          </table:table-cell>
          <table:table-cell table:style-name="ce7" table:formula="of:=COUNTIF([.C7:.C999];&quot;X&quot;)" office:value-type="float" office:value="16" calcext:value-type="float">
            <text:p>16</text:p>
          </table:table-cell>
          <table:table-cell table:style-name="ce7" table:formula="of:=COUNTIF([.D7:.D999];&quot;X&quot;)" office:value-type="float" office:value="69" calcext:value-type="float">
            <text:p>69</text:p>
          </table:table-cell>
          <table:table-cell table:style-name="ce7" table:formula="of:=COUNTIF([.E7:.E999];&quot;X&quot;)" office:value-type="float" office:value="1" calcext:value-type="float">
            <text:p>1</text:p>
          </table:table-cell>
          <table:table-cell table:style-name="ce7" table:formula="of:=COUNTIF([.F7:.F999];&quot;X&quot;)" office:value-type="float" office:value="103" calcext:value-type="float">
            <text:p>103</text:p>
          </table:table-cell>
          <table:table-cell table:style-name="ce25" table:formula="of:=SUM([.B2:.F2])" office:value-type="float" office:value="987" calcext:value-type="float">
            <text:p>98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36]+1" office:value-type="date" office:date-value="2024-06-30" calcext:value-type="date">
            <text:p>3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o Batismo nas águas e foi uma bênção tremenda e uma comoção únic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3" table:number-rows-repeated="2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30">00/00/0000</text:date>, <text:time style:data-style-name="N2" text:time-value="22:43:01.35967921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30T22:43:47.810751806</dc:date>
    <meta:editing-duration>P1DT1H47M21S</meta:editing-duration>
    <meta:editing-cycles>928</meta:editing-cycles>
    <meta:document-statistic meta:table-count="1" meta:cell-count="5605" meta:object-count="0"/>
  </office:meta>
</office:document-meta>
</file>